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arance" table:style-name="ta-0" table:print="true">
        <office:forms form:automatic-focus="false" form:apply-design-mode="false">
          <form:form/>
        </office:forms>
        <table:table-column table:style-name="ACOL-0" table:number-columns-repeated="5"/>
        <table:table-column table:style-name="ACOL-0" table:number-columns-repeated="123"/>
        <table:table-row table:style-name="AROW-0">
          <table:table-cell table:style-name="Gnumeric-default" office:value-type="string">
            <text:p>id</text:p>
          </table:table-cell>
          <table:table-cell table:style-name="Gnumeric-default" office:value-type="string">
            <text:p>fixture_id</text:p>
          </table:table-cell>
          <table:table-cell table:style-name="Gnumeric-default" office:value-type="string">
            <text:p>player_id</text:p>
          </table:table-cell>
          <table:table-cell table:style-name="Gnumeric-default" office:value-type="string">
            <text:p>in</text:p>
          </table:table-cell>
          <table:table-cell table:style-name="Gnumeric-default" office:value-type="string">
            <text:p>out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">
            <text:p>3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">
            <text:p>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">
            <text:p>3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">
            <text:p>3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">
            <text:p>3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">
            <text:p>3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">
            <text:p>4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">
            <text:p>4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">
            <text:p>4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">
            <text:p>4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">
            <text:p>4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">
            <text:p>4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">
            <text:p>4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">
            <text:p>4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">
            <text:p>4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">
            <text:p>5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">
            <text:p>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">
            <text:p>5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">
            <text:p>5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">
            <text:p>5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">
            <text:p>5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">
            <text:p>5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">
            <text:p>5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">
            <text:p>5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">
            <text:p>3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">
            <text:p>6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">
            <text:p>6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">
            <text:p>6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">
            <text:p>6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">
            <text:p>6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">
            <text:p>6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">
            <text:p>6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">
            <text:p>6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">
            <text:p>6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">
            <text:p>7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">
            <text:p>7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">
            <text:p>7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9">
            <text:p>3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">
            <text:p>7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">
            <text:p>75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">
            <text:p>7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">
            <text:p>77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">
            <text:p>78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">
            <text:p>7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">
            <text:p>8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">
            <text:p>8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">
            <text:p>8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">
            <text:p>84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">
            <text:p>85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">
            <text:p>8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">
            <text:p>8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">
            <text:p>8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">
            <text:p>8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">
            <text:p>9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">
            <text:p>9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">
            <text:p>9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">
            <text:p>9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">
            <text:p>9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">
            <text:p>9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">
            <text:p>9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">
            <text:p>9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">
            <text:p>9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">
            <text:p>1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">
            <text:p>10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">
            <text:p>10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">
            <text:p>103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">
            <text:p>104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">
            <text:p>10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">
            <text:p>106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">
            <text:p>10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">
            <text:p>108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">
            <text:p>109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">
            <text:p>11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">
            <text:p>11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">
            <text:p>11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">
            <text:p>113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">
            <text:p>1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">
            <text:p>1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">
            <text:p>11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">
            <text:p>11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">
            <text:p>11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">
            <text:p>11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">
            <text:p>12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">
            <text:p>12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">
            <text:p>12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">
            <text:p>1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">
            <text:p>12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">
            <text:p>12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">
            <text:p>12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7">
            <text:p>12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">
            <text:p>12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0">
            <text:p>13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">
            <text:p>13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">
            <text:p>13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">
            <text:p>13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">
            <text:p>13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">
            <text:p>13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">
            <text:p>13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">
            <text:p>13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">
            <text:p>13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">
            <text:p>13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">
            <text:p>14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1">
            <text:p>14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">
            <text:p>14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">
            <text:p>14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">
            <text:p>144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">
            <text:p>14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">
            <text:p>146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">
            <text:p>147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">
            <text:p>148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">
            <text:p>14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">
            <text:p>15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">
            <text:p>15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">
            <text:p>15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">
            <text:p>15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">
            <text:p>15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">
            <text:p>15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">
            <text:p>15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">
            <text:p>15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">
            <text:p>15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">
            <text:p>15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">
            <text:p>16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">
            <text:p>16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">
            <text:p>16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">
            <text:p>16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">
            <text:p>16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">
            <text:p>16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">
            <text:p>16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">
            <text:p>16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">
            <text:p>16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">
            <text:p>16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">
            <text:p>17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">
            <text:p>17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">
            <text:p>17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">
            <text:p>17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">
            <text:p>17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">
            <text:p>17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">
            <text:p>17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">
            <text:p>17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">
            <text:p>17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">
            <text:p>17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">
            <text:p>18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">
            <text:p>18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">
            <text:p>18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">
            <text:p>18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">
            <text:p>18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">
            <text:p>18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">
            <text:p>18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">
            <text:p>18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">
            <text:p>18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">
            <text:p>18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">
            <text:p>19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">
            <text:p>19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">
            <text:p>192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">
            <text:p>193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">
            <text:p>194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">
            <text:p>195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">
            <text:p>196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">
            <text:p>197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">
            <text:p>198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">
            <text:p>199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">
            <text:p>200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">
            <text:p>20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">
            <text:p>20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">
            <text:p>20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">
            <text:p>20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">
            <text:p>20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">
            <text:p>206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">
            <text:p>20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">
            <text:p>208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">
            <text:p>209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">
            <text:p>21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">
            <text:p>21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">
            <text:p>21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">
            <text:p>21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">
            <text:p>21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">
            <text:p>21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">
            <text:p>21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">
            <text:p>21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">
            <text:p>21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">
            <text:p>21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">
            <text:p>22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">
            <text:p>22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">
            <text:p>22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">
            <text:p>22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">
            <text:p>22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">
            <text:p>22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">
            <text:p>22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">
            <text:p>227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">
            <text:p>228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">
            <text:p>229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">
            <text:p>23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">
            <text:p>23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">
            <text:p>232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">
            <text:p>233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">
            <text:p>234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">
            <text:p>235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">
            <text:p>236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">
            <text:p>237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">
            <text:p>238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">
            <text:p>239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">
            <text:p>24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">
            <text:p>24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">
            <text:p>24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">
            <text:p>24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">
            <text:p>244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">
            <text:p>245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">
            <text:p>246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">
            <text:p>247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">
            <text:p>248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">
            <text:p>24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">
            <text:p>25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">
            <text:p>25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">
            <text:p>25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">
            <text:p>25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">
            <text:p>254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">
            <text:p>25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">
            <text:p>25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">
            <text:p>258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">
            <text:p>259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">
            <text:p>26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">
            <text:p>26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">
            <text:p>262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">
            <text:p>263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">
            <text:p>264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">
            <text:p>26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">
            <text:p>26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">
            <text:p>26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">
            <text:p>268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">
            <text:p>269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">
            <text:p>27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">
            <text:p>271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">
            <text:p>272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">
            <text:p>273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">
            <text:p>274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">
            <text:p>275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">
            <text:p>27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">
            <text:p>277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">
            <text:p>278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">
            <text:p>279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">
            <text:p>28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">
            <text:p>281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">
            <text:p>28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">
            <text:p>283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">
            <text:p>28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">
            <text:p>285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">
            <text:p>286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">
            <text:p>287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">
            <text:p>288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">
            <text:p>289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">
            <text:p>29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">
            <text:p>29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">
            <text:p>293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8">
            <text:p>4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">
            <text:p>29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">
            <text:p>295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">
            <text:p>2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">
            <text:p>296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">
            <text:p>297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">
            <text:p>298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">
            <text:p>299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">
            <text:p>30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">
            <text:p>30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">
            <text:p>302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">
            <text:p>303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">
            <text:p>304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">
            <text:p>305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">
            <text:p>306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">
            <text:p>307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">
            <text:p>2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">
            <text:p>308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">
            <text:p>309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">
            <text:p>31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">
            <text:p>311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">
            <text:p>312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">
            <text:p>313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">
            <text:p>314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">
            <text:p>315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">
            <text:p>316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">
            <text:p>317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">
            <text:p>318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">
            <text:p>319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">
            <text:p>320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">
            <text:p>321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">
            <text:p>322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">
            <text:p>323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">
            <text:p>324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">
            <text:p>32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">
            <text:p>326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">
            <text:p>327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">
            <text:p>328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">
            <text:p>329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">
            <text:p>33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">
            <text:p>331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">
            <text:p>332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">
            <text:p>333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">
            <text:p>334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">
            <text:p>33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6">
            <text:p>336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7">
            <text:p>337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8">
            <text:p>338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9">
            <text:p>33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0">
            <text:p>340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1">
            <text:p>341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2">
            <text:p>342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3">
            <text:p>343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4">
            <text:p>344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5">
            <text:p>345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6">
            <text:p>346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7">
            <text:p>347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8">
            <text:p>348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49">
            <text:p>349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2">
            <text:p>352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3">
            <text:p>353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4">
            <text:p>354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5">
            <text:p>355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6">
            <text:p>356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7">
            <text:p>357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8">
            <text:p>358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59">
            <text:p>359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1">
            <text:p>361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2">
            <text:p>362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3">
            <text:p>363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4">
            <text:p>364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5">
            <text:p>365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6">
            <text:p>366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7">
            <text:p>367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8">
            <text:p>368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69">
            <text:p>369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1">
            <text:p>371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2">
            <text:p>372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3">
            <text:p>373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4">
            <text:p>374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5">
            <text:p>375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6">
            <text:p>376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7">
            <text:p>377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8">
            <text:p>378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79">
            <text:p>379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1">
            <text:p>381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2">
            <text:p>382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3">
            <text:p>383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4">
            <text:p>384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5">
            <text:p>38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6">
            <text:p>386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7">
            <text:p>387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8">
            <text:p>388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89">
            <text:p>389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0">
            <text:p>39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1">
            <text:p>391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2">
            <text:p>392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3">
            <text:p>393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4">
            <text:p>394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5">
            <text:p>39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6">
            <text:p>396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7">
            <text:p>397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8">
            <text:p>398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99">
            <text:p>399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0">
            <text:p>400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1">
            <text:p>401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2">
            <text:p>402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3">
            <text:p>403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4">
            <text:p>404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5">
            <text:p>405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6">
            <text:p>406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7">
            <text:p>407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8">
            <text:p>408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09">
            <text:p>409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0">
            <text:p>410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1">
            <text:p>411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2">
            <text:p>412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3">
            <text:p>413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4">
            <text:p>414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5">
            <text:p>415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6">
            <text:p>416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7">
            <text:p>417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8">
            <text:p>418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19">
            <text:p>419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0">
            <text:p>420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1">
            <text:p>421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2">
            <text:p>422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3">
            <text:p>423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4">
            <text:p>424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5">
            <text:p>425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6">
            <text:p>426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7">
            <text:p>427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8">
            <text:p>428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29">
            <text:p>429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0">
            <text:p>430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1">
            <text:p>431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2">
            <text:p>432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3">
            <text:p>433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4">
            <text:p>434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5">
            <text:p>435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6">
            <text:p>436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7">
            <text:p>437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8">
            <text:p>438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39">
            <text:p>439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0">
            <text:p>440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1">
            <text:p>441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2">
            <text:p>442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3">
            <text:p>443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4">
            <text:p>444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5">
            <text:p>445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6">
            <text:p>446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7">
            <text:p>447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8">
            <text:p>448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49">
            <text:p>449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0">
            <text:p>450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1">
            <text:p>451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2">
            <text:p>452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3">
            <text:p>453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4">
            <text:p>454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5">
            <text:p>455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6">
            <text:p>456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7">
            <text:p>457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8">
            <text:p>458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59">
            <text:p>459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0">
            <text:p>460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1">
            <text:p>461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2">
            <text:p>462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3">
            <text:p>463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4">
            <text:p>464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5">
            <text:p>465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6">
            <text:p>466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7">
            <text:p>467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8">
            <text:p>468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69">
            <text:p>469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0">
            <text:p>470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1">
            <text:p>471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2">
            <text:p>472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3">
            <text:p>473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4">
            <text:p>474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5">
            <text:p>475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6">
            <text:p>476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7">
            <text:p>477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8">
            <text:p>478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79">
            <text:p>47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0">
            <text:p>48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1">
            <text:p>481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2">
            <text:p>482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3">
            <text:p>483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4">
            <text:p>484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5">
            <text:p>485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6">
            <text:p>486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7">
            <text:p>487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8">
            <text:p>488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89">
            <text:p>489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0">
            <text:p>490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1">
            <text:p>491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2">
            <text:p>492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3">
            <text:p>493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4">
            <text:p>494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5">
            <text:p>495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6">
            <text:p>496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7">
            <text:p>497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8">
            <text:p>498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499">
            <text:p>499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0">
            <text:p>500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1">
            <text:p>501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2">
            <text:p>502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3">
            <text:p>503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4">
            <text:p>504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5">
            <text:p>505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6">
            <text:p>506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7">
            <text:p>507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8">
            <text:p>508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09">
            <text:p>509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0">
            <text:p>510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1">
            <text:p>511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3">
            <text:p>513</text:p>
          </table:table-cell>
          <table:table-cell table:style-name="Gnumeric-default" office:value-type="float" office:value="182">
            <text:p>18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4">
            <text:p>514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5">
            <text:p>515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6">
            <text:p>516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7">
            <text:p>517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8">
            <text:p>518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19">
            <text:p>519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0">
            <text:p>520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1">
            <text:p>521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2">
            <text:p>522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3">
            <text:p>523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4">
            <text:p>524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5">
            <text:p>525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6">
            <text:p>526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7">
            <text:p>527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8">
            <text:p>528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29">
            <text:p>529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0">
            <text:p>530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1">
            <text:p>531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2">
            <text:p>532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3">
            <text:p>533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4">
            <text:p>534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5">
            <text:p>535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6">
            <text:p>536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7">
            <text:p>537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8">
            <text:p>53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39">
            <text:p>539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0">
            <text:p>54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1">
            <text:p>541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2">
            <text:p>54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3">
            <text:p>54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4">
            <text:p>544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5">
            <text:p>545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6">
            <text:p>546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7">
            <text:p>54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8">
            <text:p>548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49">
            <text:p>549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0">
            <text:p>550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1">
            <text:p>551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2">
            <text:p>552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3">
            <text:p>553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4">
            <text:p>554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5">
            <text:p>555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6">
            <text:p>556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7">
            <text:p>557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8">
            <text:p>558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59">
            <text:p>559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0">
            <text:p>560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1">
            <text:p>561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2">
            <text:p>562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3">
            <text:p>563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4">
            <text:p>564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5">
            <text:p>565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6">
            <text:p>566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7">
            <text:p>567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8">
            <text:p>568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69">
            <text:p>569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0">
            <text:p>570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1">
            <text:p>571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2">
            <text:p>572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3">
            <text:p>573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4">
            <text:p>574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5">
            <text:p>575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6">
            <text:p>576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7">
            <text:p>577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8">
            <text:p>578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79">
            <text:p>579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0">
            <text:p>580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1">
            <text:p>581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2">
            <text:p>582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3">
            <text:p>583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4">
            <text:p>584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5">
            <text:p>585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6">
            <text:p>586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7">
            <text:p>587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8">
            <text:p>588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89">
            <text:p>589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0">
            <text:p>590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1">
            <text:p>591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2">
            <text:p>592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3">
            <text:p>593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4">
            <text:p>594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5">
            <text:p>595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6">
            <text:p>596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7">
            <text:p>597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8">
            <text:p>598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599">
            <text:p>599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0">
            <text:p>600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1">
            <text:p>601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2">
            <text:p>602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3">
            <text:p>603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4">
            <text:p>604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5">
            <text:p>605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6">
            <text:p>606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7">
            <text:p>607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8">
            <text:p>608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09">
            <text:p>609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0">
            <text:p>610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1">
            <text:p>611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2">
            <text:p>612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3">
            <text:p>613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4">
            <text:p>614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5">
            <text:p>615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6">
            <text:p>616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7">
            <text:p>617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8">
            <text:p>618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19">
            <text:p>619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0">
            <text:p>620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1">
            <text:p>621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2">
            <text:p>622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3">
            <text:p>623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4">
            <text:p>624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5">
            <text:p>625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6">
            <text:p>626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7">
            <text:p>627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8">
            <text:p>628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29">
            <text:p>629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0">
            <text:p>630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1">
            <text:p>631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2">
            <text:p>632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3">
            <text:p>633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4">
            <text:p>634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5">
            <text:p>635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6">
            <text:p>636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7">
            <text:p>637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8">
            <text:p>638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39">
            <text:p>639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0">
            <text:p>640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1">
            <text:p>641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2">
            <text:p>642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3">
            <text:p>643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4">
            <text:p>644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5">
            <text:p>645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6">
            <text:p>646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7">
            <text:p>647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8">
            <text:p>648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49">
            <text:p>649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0">
            <text:p>650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1">
            <text:p>651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2">
            <text:p>652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3">
            <text:p>653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4">
            <text:p>654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5">
            <text:p>655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6">
            <text:p>656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7">
            <text:p>657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8">
            <text:p>658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59">
            <text:p>659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0">
            <text:p>660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1">
            <text:p>661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2">
            <text:p>662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3">
            <text:p>663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4">
            <text:p>664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5">
            <text:p>665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7">
            <text:p>667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8">
            <text:p>668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69">
            <text:p>669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0">
            <text:p>670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1">
            <text:p>671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2">
            <text:p>672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3">
            <text:p>673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4">
            <text:p>674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5">
            <text:p>675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6">
            <text:p>676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7">
            <text:p>677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8">
            <text:p>678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79">
            <text:p>679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0">
            <text:p>680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1">
            <text:p>681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2">
            <text:p>682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3">
            <text:p>683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4">
            <text:p>684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5">
            <text:p>685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6">
            <text:p>686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7">
            <text:p>687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8">
            <text:p>688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89">
            <text:p>689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0">
            <text:p>690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1">
            <text:p>691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2">
            <text:p>692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3">
            <text:p>693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4">
            <text:p>694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5">
            <text:p>695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6">
            <text:p>696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7">
            <text:p>697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8">
            <text:p>698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699">
            <text:p>699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0">
            <text:p>700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1">
            <text:p>701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2">
            <text:p>702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3">
            <text:p>703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4">
            <text:p>704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5">
            <text:p>705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6">
            <text:p>706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7">
            <text:p>707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8">
            <text:p>708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09">
            <text:p>709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0">
            <text:p>710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1">
            <text:p>711</text:p>
          </table:table-cell>
          <table:table-cell table:style-name="Gnumeric-default" office:value-type="float" office:value="292">
            <text:p>29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2">
            <text:p>712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3">
            <text:p>713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4">
            <text:p>714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5">
            <text:p>715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6">
            <text:p>716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7">
            <text:p>717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8">
            <text:p>718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19">
            <text:p>719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0">
            <text:p>720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1">
            <text:p>721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2">
            <text:p>722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3">
            <text:p>723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4">
            <text:p>724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5">
            <text:p>725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6">
            <text:p>726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7">
            <text:p>727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8">
            <text:p>728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29">
            <text:p>729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0">
            <text:p>730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1">
            <text:p>731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2">
            <text:p>732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3">
            <text:p>733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4">
            <text:p>734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5">
            <text:p>735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6">
            <text:p>736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7">
            <text:p>737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8">
            <text:p>738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39">
            <text:p>739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0">
            <text:p>740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1">
            <text:p>741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2">
            <text:p>742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3">
            <text:p>743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4">
            <text:p>744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5">
            <text:p>745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6">
            <text:p>746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7">
            <text:p>747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8">
            <text:p>748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49">
            <text:p>749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0">
            <text:p>750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1">
            <text:p>751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2">
            <text:p>752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3">
            <text:p>753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4">
            <text:p>754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5">
            <text:p>755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6">
            <text:p>756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7">
            <text:p>757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8">
            <text:p>758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59">
            <text:p>759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0">
            <text:p>760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1">
            <text:p>761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2">
            <text:p>762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3">
            <text:p>763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4">
            <text:p>764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5">
            <text:p>765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6">
            <text:p>766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7">
            <text:p>767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8">
            <text:p>768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69">
            <text:p>769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0">
            <text:p>770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1">
            <text:p>771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2">
            <text:p>772</text:p>
          </table:table-cell>
          <table:table-cell table:style-name="Gnumeric-default" office:value-type="float" office:value="318">
            <text:p>31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3">
            <text:p>773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4">
            <text:p>774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5">
            <text:p>775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6">
            <text:p>776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7">
            <text:p>777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8">
            <text:p>778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79">
            <text:p>779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0">
            <text:p>780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1">
            <text:p>781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2">
            <text:p>782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3">
            <text:p>783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4">
            <text:p>784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5">
            <text:p>785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6">
            <text:p>786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7">
            <text:p>787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8">
            <text:p>788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89">
            <text:p>789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0">
            <text:p>790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1">
            <text:p>791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2">
            <text:p>792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3">
            <text:p>793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4">
            <text:p>794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5">
            <text:p>795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6">
            <text:p>796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7">
            <text:p>797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8">
            <text:p>798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799">
            <text:p>799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0">
            <text:p>800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1">
            <text:p>801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2">
            <text:p>802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3">
            <text:p>803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4">
            <text:p>804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5">
            <text:p>805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6">
            <text:p>806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7">
            <text:p>807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8">
            <text:p>808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09">
            <text:p>809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0">
            <text:p>810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1">
            <text:p>811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2">
            <text:p>812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3">
            <text:p>813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4">
            <text:p>814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6">
            <text:p>816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7">
            <text:p>817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8">
            <text:p>818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19">
            <text:p>819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0">
            <text:p>820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1">
            <text:p>821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2">
            <text:p>822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4">
            <text:p>824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5">
            <text:p>825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6">
            <text:p>826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7">
            <text:p>827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8">
            <text:p>828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29">
            <text:p>829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0">
            <text:p>830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1">
            <text:p>831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2">
            <text:p>832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3">
            <text:p>833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4">
            <text:p>834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5">
            <text:p>835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6">
            <text:p>836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7">
            <text:p>837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8">
            <text:p>838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39">
            <text:p>839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0">
            <text:p>840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1">
            <text:p>841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2">
            <text:p>842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3">
            <text:p>843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4">
            <text:p>844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5">
            <text:p>845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6">
            <text:p>846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7">
            <text:p>847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8">
            <text:p>848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49">
            <text:p>849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0">
            <text:p>850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1">
            <text:p>851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2">
            <text:p>852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3">
            <text:p>853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4">
            <text:p>854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5">
            <text:p>855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6">
            <text:p>856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7">
            <text:p>857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8">
            <text:p>858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59">
            <text:p>859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0">
            <text:p>860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1">
            <text:p>861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2">
            <text:p>862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3">
            <text:p>863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4">
            <text:p>864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5">
            <text:p>865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6">
            <text:p>866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7">
            <text:p>867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8">
            <text:p>868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69">
            <text:p>869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0">
            <text:p>870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1">
            <text:p>871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2">
            <text:p>872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3">
            <text:p>873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4">
            <text:p>874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5">
            <text:p>875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6">
            <text:p>876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7">
            <text:p>877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8">
            <text:p>878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79">
            <text:p>879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0">
            <text:p>880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1">
            <text:p>881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2">
            <text:p>882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3">
            <text:p>883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4">
            <text:p>884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5">
            <text:p>885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6">
            <text:p>886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7">
            <text:p>887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8">
            <text:p>888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89">
            <text:p>889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0">
            <text:p>890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1">
            <text:p>891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2">
            <text:p>892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3">
            <text:p>893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4">
            <text:p>894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5">
            <text:p>895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6">
            <text:p>896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7">
            <text:p>897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8">
            <text:p>898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899">
            <text:p>899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0">
            <text:p>900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1">
            <text:p>901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2">
            <text:p>902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3">
            <text:p>903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4">
            <text:p>904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5">
            <text:p>905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6">
            <text:p>906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7">
            <text:p>907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8">
            <text:p>908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09">
            <text:p>909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0">
            <text:p>910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1">
            <text:p>911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2">
            <text:p>912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3">
            <text:p>913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4">
            <text:p>914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5">
            <text:p>915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6">
            <text:p>916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7">
            <text:p>917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8">
            <text:p>918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19">
            <text:p>919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0">
            <text:p>920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1">
            <text:p>921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2">
            <text:p>922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3">
            <text:p>923</text:p>
          </table:table-cell>
          <table:table-cell table:style-name="Gnumeric-default" office:value-type="float" office:value="405">
            <text:p>40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4">
            <text:p>924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5">
            <text:p>925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6">
            <text:p>926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7">
            <text:p>927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8">
            <text:p>928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29">
            <text:p>929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0">
            <text:p>930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1">
            <text:p>931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2">
            <text:p>932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3">
            <text:p>933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4">
            <text:p>934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5">
            <text:p>935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6">
            <text:p>936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7">
            <text:p>937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8">
            <text:p>938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39">
            <text:p>939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0">
            <text:p>940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1">
            <text:p>941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2">
            <text:p>942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3">
            <text:p>943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4">
            <text:p>944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5">
            <text:p>945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6">
            <text:p>946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7">
            <text:p>947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8">
            <text:p>948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49">
            <text:p>949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0">
            <text:p>950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1">
            <text:p>951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2">
            <text:p>952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3">
            <text:p>953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4">
            <text:p>954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5">
            <text:p>955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6">
            <text:p>956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57">
            <text:p>957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5">
            <text:p>1235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3">
            <text:p>1233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0">
            <text:p>960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1">
            <text:p>961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2">
            <text:p>962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3">
            <text:p>963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4">
            <text:p>964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5">
            <text:p>965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6">
            <text:p>966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7">
            <text:p>967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8">
            <text:p>968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69">
            <text:p>969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0">
            <text:p>970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1">
            <text:p>971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2">
            <text:p>972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3">
            <text:p>973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4">
            <text:p>974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5">
            <text:p>975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6">
            <text:p>976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7">
            <text:p>977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8">
            <text:p>978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79">
            <text:p>979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0">
            <text:p>980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1">
            <text:p>981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2">
            <text:p>982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3">
            <text:p>983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4">
            <text:p>984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5">
            <text:p>985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6">
            <text:p>986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7">
            <text:p>987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8">
            <text:p>988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89">
            <text:p>989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0">
            <text:p>990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1">
            <text:p>991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2">
            <text:p>992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6">
            <text:p>1246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5">
            <text:p>1245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3">
            <text:p>1243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7">
            <text:p>997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8">
            <text:p>998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999">
            <text:p>999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2">
            <text:p>1002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3">
            <text:p>1003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4">
            <text:p>1004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6">
            <text:p>1006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07">
            <text:p>1007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1">
            <text:p>1251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0">
            <text:p>1250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9">
            <text:p>1249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8">
            <text:p>1248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3">
            <text:p>1013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4">
            <text:p>1014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5">
            <text:p>1015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6">
            <text:p>1016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8">
            <text:p>1018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19">
            <text:p>1019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2">
            <text:p>1022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5">
            <text:p>1255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4">
            <text:p>1254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3">
            <text:p>1253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2">
            <text:p>1252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7">
            <text:p>1027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8">
            <text:p>1028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29">
            <text:p>1029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0">
            <text:p>1030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2">
            <text:p>1032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3">
            <text:p>1033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5">
            <text:p>1035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37">
            <text:p>1037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0">
            <text:p>1260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9">
            <text:p>1259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8">
            <text:p>1258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7">
            <text:p>1257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56">
            <text:p>1256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3">
            <text:p>1043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4">
            <text:p>1044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5">
            <text:p>1045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6">
            <text:p>1046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8">
            <text:p>1048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0">
            <text:p>1050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1">
            <text:p>1051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3">
            <text:p>1053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4">
            <text:p>1264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5">
            <text:p>1055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6">
            <text:p>1056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7">
            <text:p>1057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8">
            <text:p>1058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1">
            <text:p>1061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2">
            <text:p>1062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3">
            <text:p>1063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4">
            <text:p>1064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2">
            <text:p>1262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3">
            <text:p>1263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1">
            <text:p>1261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69">
            <text:p>1069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1">
            <text:p>1071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2">
            <text:p>1072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3">
            <text:p>1073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5">
            <text:p>1075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6">
            <text:p>1076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7">
            <text:p>1077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79">
            <text:p>1079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0">
            <text:p>1080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1">
            <text:p>1081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3">
            <text:p>1083</text:p>
          </table:table-cell>
          <table:table-cell table:style-name="Gnumeric-default" office:value-type="float" office:value="469">
            <text:p>4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4">
            <text:p>1084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5">
            <text:p>1085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7">
            <text:p>1087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8">
            <text:p>1088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1">
            <text:p>1091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2">
            <text:p>1092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4">
            <text:p>1094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5">
            <text:p>1095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6">
            <text:p>1096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7">
            <text:p>1097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8">
            <text:p>1098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1">
            <text:p>1101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3">
            <text:p>1103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4">
            <text:p>1104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6">
            <text:p>1106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7">
            <text:p>1107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7">
            <text:p>1267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6">
            <text:p>1266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5">
            <text:p>1265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2">
            <text:p>1112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3">
            <text:p>1113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4">
            <text:p>1114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5">
            <text:p>1115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7">
            <text:p>1117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8">
            <text:p>1118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19">
            <text:p>1119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0">
            <text:p>1120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2">
            <text:p>1122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7">
            <text:p>1287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6">
            <text:p>1286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5">
            <text:p>1285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4">
            <text:p>1284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7">
            <text:p>1127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29">
            <text:p>1129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0">
            <text:p>1130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2">
            <text:p>1132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4">
            <text:p>1134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5">
            <text:p>1135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6">
            <text:p>1136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7">
            <text:p>1137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39">
            <text:p>1139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0">
            <text:p>1140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1">
            <text:p>1141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2">
            <text:p>1142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3">
            <text:p>1143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4">
            <text:p>1144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6">
            <text:p>1146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7">
            <text:p>1147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8">
            <text:p>1148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49">
            <text:p>1149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0">
            <text:p>1150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1">
            <text:p>1151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1">
            <text:p>1291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0">
            <text:p>1290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9">
            <text:p>1289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88">
            <text:p>1288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8">
            <text:p>1158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59">
            <text:p>1159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0">
            <text:p>1160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1">
            <text:p>1161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3">
            <text:p>1163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4">
            <text:p>1164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5">
            <text:p>1165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6">
            <text:p>1166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68">
            <text:p>1168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5">
            <text:p>1295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4">
            <text:p>1294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3">
            <text:p>1293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92">
            <text:p>1292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3">
            <text:p>1173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5">
            <text:p>1175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7">
            <text:p>1177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8">
            <text:p>1178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79">
            <text:p>1179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0">
            <text:p>1180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1">
            <text:p>1181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3">
            <text:p>1183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4">
            <text:p>1184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6">
            <text:p>1186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7">
            <text:p>1187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8">
            <text:p>1188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89">
            <text:p>1189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0">
            <text:p>1190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1">
            <text:p>1191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3">
            <text:p>1193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4">
            <text:p>1194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5">
            <text:p>1195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2">
            <text:p>1312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1">
            <text:p>1311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0">
            <text:p>1310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09">
            <text:p>1309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1">
            <text:p>1201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2">
            <text:p>1202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3">
            <text:p>1203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4">
            <text:p>1204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5">
            <text:p>1205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6">
            <text:p>1206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7">
            <text:p>1207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09">
            <text:p>1209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0">
            <text:p>1210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1">
            <text:p>1211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2">
            <text:p>1212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3">
            <text:p>1213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4">
            <text:p>1214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4">
            <text:p>1314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6">
            <text:p>1216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7">
            <text:p>1217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9">
            <text:p>1229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19">
            <text:p>1219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0">
            <text:p>1220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1">
            <text:p>1221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2">
            <text:p>1222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3">
            <text:p>1223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4">
            <text:p>1224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5">
            <text:p>1225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26">
            <text:p>1226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7">
            <text:p>1317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6">
            <text:p>1316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5">
            <text:p>1315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1">
            <text:p>1231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4">
            <text:p>1234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6">
            <text:p>1236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7">
            <text:p>1237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8">
            <text:p>1238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39">
            <text:p>1239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0">
            <text:p>1240</text:p>
          </table:table-cell>
          <table:table-cell table:style-name="Gnumeric-default" office:value-type="float" office:value="431">
            <text:p>43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1">
            <text:p>1241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2">
            <text:p>1242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47">
            <text:p>1247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268">
            <text:p>1268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2">
            <text:p>1332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1">
            <text:p>1331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0">
            <text:p>1330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9">
            <text:p>1329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8">
            <text:p>1328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7">
            <text:p>1327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6">
            <text:p>1326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5">
            <text:p>1325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4">
            <text:p>1324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3">
            <text:p>1323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2">
            <text:p>1322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1">
            <text:p>1321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20">
            <text:p>1320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9">
            <text:p>1319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13">
            <text:p>1313</text:p>
          </table:table-cell>
          <table:table-cell table:style-name="Gnumeric-default" office:value-type="float" office:value="532">
            <text:p>532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3">
            <text:p>133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4">
            <text:p>133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5">
            <text:p>133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6">
            <text:p>133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7">
            <text:p>133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8">
            <text:p>133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39">
            <text:p>133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0">
            <text:p>134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1">
            <text:p>134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2">
            <text:p>134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3">
            <text:p>134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4">
            <text:p>134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5">
            <text:p>134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6">
            <text:p>134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7">
            <text:p>1347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8">
            <text:p>1348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49">
            <text:p>1349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0">
            <text:p>1350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1">
            <text:p>1351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2">
            <text:p>1352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3">
            <text:p>1353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4">
            <text:p>1354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5">
            <text:p>1355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6">
            <text:p>1356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7">
            <text:p>1357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8">
            <text:p>1358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59">
            <text:p>1359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0">
            <text:p>1360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1">
            <text:p>1361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2">
            <text:p>1362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3">
            <text:p>1363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4">
            <text:p>1364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5">
            <text:p>1365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6">
            <text:p>1366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7">
            <text:p>1367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8">
            <text:p>1368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69">
            <text:p>1369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0">
            <text:p>1370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1">
            <text:p>1371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2">
            <text:p>1372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3">
            <text:p>1373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4">
            <text:p>1374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5">
            <text:p>1375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6">
            <text:p>1376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7">
            <text:p>1377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8">
            <text:p>1378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79">
            <text:p>1379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0">
            <text:p>1380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1">
            <text:p>1381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2">
            <text:p>1382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3">
            <text:p>1383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4">
            <text:p>1384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5">
            <text:p>1385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6">
            <text:p>1386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7">
            <text:p>1387</text:p>
          </table:table-cell>
          <table:table-cell table:style-name="Gnumeric-default" office:value-type="float" office:value="551">
            <text:p>55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8">
            <text:p>1388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89">
            <text:p>1389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0">
            <text:p>1390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1">
            <text:p>1391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2">
            <text:p>1392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3">
            <text:p>1393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4">
            <text:p>1394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5">
            <text:p>1395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6">
            <text:p>1396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7">
            <text:p>1397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8">
            <text:p>1398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399">
            <text:p>1399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0">
            <text:p>1400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1">
            <text:p>1401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2">
            <text:p>1402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3">
            <text:p>1403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4">
            <text:p>1404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5">
            <text:p>1405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6">
            <text:p>1406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7">
            <text:p>1407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8">
            <text:p>1408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09">
            <text:p>1409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10">
            <text:p>1410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11">
            <text:p>1411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12">
            <text:p>1412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2">
            <text:p>1422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1">
            <text:p>1421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0">
            <text:p>1420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19">
            <text:p>1419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18">
            <text:p>1418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3">
            <text:p>1423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4">
            <text:p>1424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5">
            <text:p>1425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6">
            <text:p>1426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7">
            <text:p>1427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8">
            <text:p>1428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29">
            <text:p>1429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0">
            <text:p>1430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1">
            <text:p>1431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2">
            <text:p>1432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3">
            <text:p>1433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4">
            <text:p>1434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5">
            <text:p>1435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6">
            <text:p>1436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7">
            <text:p>1437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8">
            <text:p>1438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39">
            <text:p>1439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0">
            <text:p>1440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1">
            <text:p>1441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2">
            <text:p>1442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3">
            <text:p>1443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4">
            <text:p>1444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5">
            <text:p>1445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6">
            <text:p>1446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7">
            <text:p>1447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8">
            <text:p>1448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49">
            <text:p>1449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0">
            <text:p>1450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1">
            <text:p>1451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2">
            <text:p>1452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3">
            <text:p>1453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4">
            <text:p>1454</text:p>
          </table:table-cell>
          <table:table-cell table:style-name="Gnumeric-default" office:value-type="float" office:value="570">
            <text:p>57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5">
            <text:p>1455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6">
            <text:p>1456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7">
            <text:p>1457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8">
            <text:p>1458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59">
            <text:p>1459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0">
            <text:p>1460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1">
            <text:p>1461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2">
            <text:p>1462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3">
            <text:p>1463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4">
            <text:p>1464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5">
            <text:p>1465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6">
            <text:p>1466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7">
            <text:p>1467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8">
            <text:p>1468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69">
            <text:p>1469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0">
            <text:p>1470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1">
            <text:p>1471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2">
            <text:p>1472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3">
            <text:p>1473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4">
            <text:p>1474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5">
            <text:p>1475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6">
            <text:p>1476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7">
            <text:p>1477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8">
            <text:p>1478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79">
            <text:p>1479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0">
            <text:p>1480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1">
            <text:p>1481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2">
            <text:p>1482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3">
            <text:p>1483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4">
            <text:p>1484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5">
            <text:p>1485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6">
            <text:p>1486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7">
            <text:p>1487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89">
            <text:p>1489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0">
            <text:p>1490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1">
            <text:p>1491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2">
            <text:p>1492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3">
            <text:p>1493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4">
            <text:p>1494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5">
            <text:p>1495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6">
            <text:p>1496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7">
            <text:p>1497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8">
            <text:p>1498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499">
            <text:p>1499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0">
            <text:p>1500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1">
            <text:p>1501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2">
            <text:p>1502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3">
            <text:p>1503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4">
            <text:p>1504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5">
            <text:p>1505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6">
            <text:p>1506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7">
            <text:p>1507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8">
            <text:p>1508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09">
            <text:p>1509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0">
            <text:p>1510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1">
            <text:p>1511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7">
            <text:p>1517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3">
            <text:p>1513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4">
            <text:p>1514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5">
            <text:p>1515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6">
            <text:p>1516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8">
            <text:p>1518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19">
            <text:p>1519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0">
            <text:p>1520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1">
            <text:p>1521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2">
            <text:p>1522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3">
            <text:p>1523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4">
            <text:p>1524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5">
            <text:p>1525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6">
            <text:p>1526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7">
            <text:p>1527</text:p>
          </table:table-cell>
          <table:table-cell table:style-name="Gnumeric-default" office:value-type="float" office:value="595">
            <text:p>59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8">
            <text:p>1528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29">
            <text:p>1529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0">
            <text:p>1530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1">
            <text:p>1531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2">
            <text:p>1532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3">
            <text:p>1533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4">
            <text:p>1534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5">
            <text:p>1535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6">
            <text:p>1536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7">
            <text:p>1537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8">
            <text:p>1538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39">
            <text:p>1539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0">
            <text:p>1540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1">
            <text:p>1541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2">
            <text:p>1542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3">
            <text:p>1543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4">
            <text:p>1544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5">
            <text:p>1545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6">
            <text:p>1546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7">
            <text:p>1547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8">
            <text:p>1548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49">
            <text:p>1549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0">
            <text:p>1550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1">
            <text:p>1551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2">
            <text:p>1552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3">
            <text:p>1553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4">
            <text:p>1554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5">
            <text:p>1555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6">
            <text:p>1556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7">
            <text:p>1557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8">
            <text:p>1558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59">
            <text:p>1559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0">
            <text:p>1560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1">
            <text:p>1561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2">
            <text:p>1562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3">
            <text:p>1563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4">
            <text:p>1564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5">
            <text:p>1565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6">
            <text:p>1566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7">
            <text:p>1567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8">
            <text:p>1568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69">
            <text:p>1569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0">
            <text:p>1570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1">
            <text:p>1571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2">
            <text:p>1572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3">
            <text:p>1573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4">
            <text:p>1574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5">
            <text:p>1575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6">
            <text:p>1576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7">
            <text:p>1577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8">
            <text:p>1578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79">
            <text:p>1579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0">
            <text:p>1580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1">
            <text:p>1581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2">
            <text:p>1582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3">
            <text:p>1583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4">
            <text:p>1584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5">
            <text:p>1585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6">
            <text:p>1586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7">
            <text:p>1587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8">
            <text:p>1588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89">
            <text:p>1589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0">
            <text:p>1590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1">
            <text:p>1591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2">
            <text:p>1592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3">
            <text:p>1593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4">
            <text:p>1594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5">
            <text:p>1595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6">
            <text:p>1596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7">
            <text:p>1597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8">
            <text:p>1598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599">
            <text:p>1599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0">
            <text:p>1600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1">
            <text:p>1601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2">
            <text:p>1602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3">
            <text:p>1603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4">
            <text:p>1604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5">
            <text:p>1605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6">
            <text:p>1606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7">
            <text:p>1607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8">
            <text:p>1608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09">
            <text:p>1609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0">
            <text:p>1610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1">
            <text:p>1611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2">
            <text:p>1612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3">
            <text:p>1613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4">
            <text:p>1614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5">
            <text:p>1615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6">
            <text:p>1616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7">
            <text:p>1617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8">
            <text:p>1618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19">
            <text:p>1619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0">
            <text:p>1620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1">
            <text:p>1621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2">
            <text:p>1622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3">
            <text:p>1623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4">
            <text:p>1624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5">
            <text:p>1625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6">
            <text:p>1626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7">
            <text:p>1627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8">
            <text:p>1628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29">
            <text:p>1629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0">
            <text:p>1630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1">
            <text:p>1631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2">
            <text:p>1632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3">
            <text:p>1633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4">
            <text:p>1634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5">
            <text:p>1635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6">
            <text:p>1636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7">
            <text:p>1637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8">
            <text:p>1638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39">
            <text:p>1639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0">
            <text:p>1640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1">
            <text:p>1641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2">
            <text:p>1642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3">
            <text:p>1643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4">
            <text:p>1644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5">
            <text:p>1645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6">
            <text:p>1646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7">
            <text:p>1647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8">
            <text:p>1648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49">
            <text:p>1649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0">
            <text:p>1650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1">
            <text:p>1651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2">
            <text:p>1652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3">
            <text:p>1653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5">
            <text:p>1655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6">
            <text:p>1656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7">
            <text:p>1657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8">
            <text:p>1658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59">
            <text:p>1659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0">
            <text:p>1660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1">
            <text:p>1661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2">
            <text:p>1662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3">
            <text:p>1663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4">
            <text:p>1664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5">
            <text:p>1665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6">
            <text:p>1666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7">
            <text:p>1667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8">
            <text:p>1668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69">
            <text:p>1669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0">
            <text:p>1670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2">
            <text:p>1672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3">
            <text:p>1673</text:p>
          </table:table-cell>
          <table:table-cell table:style-name="Gnumeric-default" office:value-type="float" office:value="680">
            <text:p>68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4">
            <text:p>1674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5">
            <text:p>1675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6">
            <text:p>1676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7">
            <text:p>1677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8">
            <text:p>1678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79">
            <text:p>1679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0">
            <text:p>1680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1">
            <text:p>1681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2">
            <text:p>1682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3">
            <text:p>1683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4">
            <text:p>1684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5">
            <text:p>1685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6">
            <text:p>1686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7">
            <text:p>1687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8">
            <text:p>1688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89">
            <text:p>1689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0">
            <text:p>1690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1">
            <text:p>1691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2">
            <text:p>1692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3">
            <text:p>1693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4">
            <text:p>1694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5">
            <text:p>1695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6">
            <text:p>1696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7">
            <text:p>1697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8">
            <text:p>1698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699">
            <text:p>1699</text:p>
          </table:table-cell>
          <table:table-cell table:style-name="Gnumeric-default" office:value-type="float" office:value="671">
            <text:p>67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1">
            <text:p>1701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2">
            <text:p>1702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3">
            <text:p>1703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4">
            <text:p>1704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5">
            <text:p>1705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6">
            <text:p>1706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7">
            <text:p>1707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8">
            <text:p>1708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09">
            <text:p>1709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0">
            <text:p>1710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1">
            <text:p>1711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2">
            <text:p>1712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3">
            <text:p>1713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4">
            <text:p>1714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5">
            <text:p>1715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6">
            <text:p>1716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7">
            <text:p>1717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8">
            <text:p>1718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19">
            <text:p>1719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0">
            <text:p>1720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1">
            <text:p>1721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2">
            <text:p>1722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3">
            <text:p>1723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4">
            <text:p>1724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5">
            <text:p>1725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6">
            <text:p>1726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7">
            <text:p>1727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8">
            <text:p>1728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29">
            <text:p>1729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0">
            <text:p>1730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1">
            <text:p>1731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2">
            <text:p>1732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3">
            <text:p>1733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4">
            <text:p>1734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5">
            <text:p>1735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6">
            <text:p>1736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7">
            <text:p>1737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8">
            <text:p>1738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39">
            <text:p>1739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0">
            <text:p>1740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1">
            <text:p>1741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2">
            <text:p>1742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3">
            <text:p>1743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4">
            <text:p>1744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5">
            <text:p>1745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6">
            <text:p>1746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7">
            <text:p>1747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8">
            <text:p>1748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49">
            <text:p>1749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0">
            <text:p>1750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1">
            <text:p>1751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2">
            <text:p>1752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3">
            <text:p>1753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4">
            <text:p>1754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5">
            <text:p>1755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6">
            <text:p>1756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7">
            <text:p>1757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8">
            <text:p>1758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59">
            <text:p>1759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0">
            <text:p>1760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1">
            <text:p>1761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2">
            <text:p>1762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3">
            <text:p>1763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4">
            <text:p>1764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5">
            <text:p>1765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6">
            <text:p>1766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7">
            <text:p>1767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8">
            <text:p>1768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69">
            <text:p>1769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0">
            <text:p>1770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1">
            <text:p>1771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2">
            <text:p>1772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3">
            <text:p>1773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4">
            <text:p>1774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5">
            <text:p>1775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6">
            <text:p>1776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7">
            <text:p>1777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8">
            <text:p>1778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79">
            <text:p>1779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0">
            <text:p>1780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1">
            <text:p>1781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2">
            <text:p>1782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3">
            <text:p>1783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4">
            <text:p>1784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5">
            <text:p>1785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6">
            <text:p>1786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7">
            <text:p>1787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8">
            <text:p>1788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89">
            <text:p>1789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0">
            <text:p>1790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1">
            <text:p>1791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2">
            <text:p>1792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3">
            <text:p>1793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4">
            <text:p>1794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5">
            <text:p>1795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6">
            <text:p>1796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7">
            <text:p>1797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8">
            <text:p>1798</text:p>
          </table:table-cell>
          <table:table-cell table:style-name="Gnumeric-default" office:value-type="float" office:value="718">
            <text:p>718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799">
            <text:p>1799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0">
            <text:p>1800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1">
            <text:p>1801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2">
            <text:p>1802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3">
            <text:p>1803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4">
            <text:p>1804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5">
            <text:p>1805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6">
            <text:p>1806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7">
            <text:p>1807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8">
            <text:p>1808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09">
            <text:p>1809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0">
            <text:p>1810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1">
            <text:p>1811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2">
            <text:p>1812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3">
            <text:p>1813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4">
            <text:p>1814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5">
            <text:p>1815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6">
            <text:p>1816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7">
            <text:p>1817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19">
            <text:p>1819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0">
            <text:p>1820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1">
            <text:p>1821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2">
            <text:p>1822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3">
            <text:p>1823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4">
            <text:p>1824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5">
            <text:p>1825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6">
            <text:p>1826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7">
            <text:p>1827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8">
            <text:p>1828</text:p>
          </table:table-cell>
          <table:table-cell table:style-name="Gnumeric-default" office:value-type="float" office:value="731">
            <text:p>73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29">
            <text:p>1829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0">
            <text:p>1830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1">
            <text:p>1831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2">
            <text:p>1832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3">
            <text:p>1833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4">
            <text:p>1834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5">
            <text:p>1835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6">
            <text:p>1836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7">
            <text:p>1837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8">
            <text:p>1838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39">
            <text:p>1839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0">
            <text:p>1840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1">
            <text:p>1841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2">
            <text:p>1842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3">
            <text:p>1843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4">
            <text:p>1844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5">
            <text:p>1845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6">
            <text:p>1846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7">
            <text:p>1847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8">
            <text:p>1848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49">
            <text:p>1849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0">
            <text:p>1850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1">
            <text:p>1851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2">
            <text:p>1852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3">
            <text:p>1853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4">
            <text:p>1854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5">
            <text:p>1855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6">
            <text:p>1856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7">
            <text:p>1857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8">
            <text:p>1858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59">
            <text:p>1859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0">
            <text:p>1860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1">
            <text:p>1861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2">
            <text:p>1862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3">
            <text:p>1863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4">
            <text:p>1864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5">
            <text:p>1865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6">
            <text:p>1866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7">
            <text:p>1867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8">
            <text:p>1868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69">
            <text:p>1869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0">
            <text:p>1870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1">
            <text:p>1871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2">
            <text:p>1872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3">
            <text:p>1873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4">
            <text:p>1874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5">
            <text:p>1875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6">
            <text:p>1876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7">
            <text:p>1877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8">
            <text:p>1878</text:p>
          </table:table-cell>
          <table:table-cell table:style-name="Gnumeric-default" office:value-type="float" office:value="755">
            <text:p>75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79">
            <text:p>1879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0">
            <text:p>1880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1">
            <text:p>1881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2">
            <text:p>1882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3">
            <text:p>1883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4">
            <text:p>1884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5">
            <text:p>1885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6">
            <text:p>1886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7">
            <text:p>1887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8">
            <text:p>1888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89">
            <text:p>1889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0">
            <text:p>1890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1">
            <text:p>1891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2">
            <text:p>1892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3">
            <text:p>1893</text:p>
          </table:table-cell>
          <table:table-cell table:style-name="Gnumeric-default" office:value-type="float" office:value="763">
            <text:p>76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4">
            <text:p>1894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5">
            <text:p>1895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6">
            <text:p>1896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7">
            <text:p>1897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898">
            <text:p>1898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0">
            <text:p>1900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1">
            <text:p>1901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2">
            <text:p>1902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3">
            <text:p>1903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4">
            <text:p>1904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5">
            <text:p>1905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6">
            <text:p>1906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7">
            <text:p>1907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8">
            <text:p>1908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09">
            <text:p>1909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0">
            <text:p>1910</text:p>
          </table:table-cell>
          <table:table-cell table:style-name="Gnumeric-default" office:value-type="float" office:value="765">
            <text:p>7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1">
            <text:p>1911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2">
            <text:p>1912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3">
            <text:p>1913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4">
            <text:p>1914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5">
            <text:p>1915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6">
            <text:p>1916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7">
            <text:p>1917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8">
            <text:p>1918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19">
            <text:p>1919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0">
            <text:p>1920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1">
            <text:p>1921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2">
            <text:p>1922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3">
            <text:p>1923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4">
            <text:p>1924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5">
            <text:p>1925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6">
            <text:p>1926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7">
            <text:p>1927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8">
            <text:p>1928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29">
            <text:p>1929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0">
            <text:p>1930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1">
            <text:p>1931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2">
            <text:p>1932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3">
            <text:p>1933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4">
            <text:p>1934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5">
            <text:p>1935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6">
            <text:p>1936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7">
            <text:p>1937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8">
            <text:p>1938</text:p>
          </table:table-cell>
          <table:table-cell table:style-name="Gnumeric-default" office:value-type="float" office:value="780">
            <text:p>78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39">
            <text:p>1939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0">
            <text:p>1940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1">
            <text:p>1941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2">
            <text:p>1942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3">
            <text:p>1943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4">
            <text:p>1944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5">
            <text:p>1945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6">
            <text:p>1946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7">
            <text:p>1947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8">
            <text:p>1948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49">
            <text:p>1949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0">
            <text:p>1950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1">
            <text:p>1951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2">
            <text:p>1952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3">
            <text:p>1953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4">
            <text:p>1954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5">
            <text:p>1955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6">
            <text:p>1956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7">
            <text:p>1957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8">
            <text:p>1958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">
            <text:p>6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59">
            <text:p>1959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0">
            <text:p>1960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1">
            <text:p>1961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2">
            <text:p>1962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3">
            <text:p>1963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4">
            <text:p>1964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5">
            <text:p>1965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6">
            <text:p>1966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7">
            <text:p>1967</text:p>
          </table:table-cell>
          <table:table-cell table:style-name="Gnumeric-default" office:value-type="float" office:value="794">
            <text:p>79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8">
            <text:p>1968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69">
            <text:p>1969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0">
            <text:p>1970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1">
            <text:p>1971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2">
            <text:p>1972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3">
            <text:p>1973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4">
            <text:p>1974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5">
            <text:p>1975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6">
            <text:p>1976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7">
            <text:p>1977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8">
            <text:p>1978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79">
            <text:p>1979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0">
            <text:p>1980</text:p>
          </table:table-cell>
          <table:table-cell table:style-name="Gnumeric-default" office:value-type="float" office:value="797">
            <text:p>79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1">
            <text:p>1981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2">
            <text:p>1982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4">
            <text:p>1984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5">
            <text:p>1985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6">
            <text:p>1986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7">
            <text:p>1987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8">
            <text:p>1988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89">
            <text:p>1989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0">
            <text:p>1990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1">
            <text:p>1991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2">
            <text:p>1992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3">
            <text:p>1993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4">
            <text:p>1994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5">
            <text:p>1995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6">
            <text:p>1996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7">
            <text:p>1997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8">
            <text:p>1998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1999">
            <text:p>1999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1">
            <text:p>2001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2">
            <text:p>2002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3">
            <text:p>2003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4">
            <text:p>2004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5">
            <text:p>2005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6">
            <text:p>2006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7">
            <text:p>2007</text:p>
          </table:table-cell>
          <table:table-cell table:style-name="Gnumeric-default" office:value-type="float" office:value="807">
            <text:p>80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8">
            <text:p>2008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09">
            <text:p>2009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0">
            <text:p>2010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1">
            <text:p>2011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2">
            <text:p>2012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3">
            <text:p>2013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4">
            <text:p>2014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5">
            <text:p>2015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6">
            <text:p>2016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7">
            <text:p>2017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8">
            <text:p>2018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19">
            <text:p>2019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0">
            <text:p>2020</text:p>
          </table:table-cell>
          <table:table-cell table:style-name="Gnumeric-default" office:value-type="float" office:value="815">
            <text:p>81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1">
            <text:p>2021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2">
            <text:p>2022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3">
            <text:p>2023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4">
            <text:p>2024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5">
            <text:p>2025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6">
            <text:p>2026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7">
            <text:p>2027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8">
            <text:p>2028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29">
            <text:p>2029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0">
            <text:p>2030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1">
            <text:p>2031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2">
            <text:p>2032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3">
            <text:p>2033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4">
            <text:p>2034</text:p>
          </table:table-cell>
          <table:table-cell table:style-name="Gnumeric-default" office:value-type="float" office:value="821">
            <text:p>82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5">
            <text:p>2035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6">
            <text:p>2036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7">
            <text:p>2037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8">
            <text:p>2038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39">
            <text:p>2039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0">
            <text:p>2040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1">
            <text:p>2041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2">
            <text:p>2042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3">
            <text:p>2043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4">
            <text:p>2044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5">
            <text:p>2045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6">
            <text:p>2046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7">
            <text:p>2047</text:p>
          </table:table-cell>
          <table:table-cell table:style-name="Gnumeric-default" office:value-type="float" office:value="820">
            <text:p>82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8">
            <text:p>2048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49">
            <text:p>2049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0">
            <text:p>2050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1">
            <text:p>2051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2">
            <text:p>2052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3">
            <text:p>2053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4">
            <text:p>2054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5">
            <text:p>2055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6">
            <text:p>2056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7">
            <text:p>2057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8">
            <text:p>2058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59">
            <text:p>2059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0">
            <text:p>2060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1">
            <text:p>2061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2">
            <text:p>2062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3">
            <text:p>2063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4">
            <text:p>2064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5">
            <text:p>2065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6">
            <text:p>2066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7">
            <text:p>2067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8">
            <text:p>2068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69">
            <text:p>2069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0">
            <text:p>2070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1">
            <text:p>2071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2">
            <text:p>2072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3">
            <text:p>2073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4">
            <text:p>2074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5">
            <text:p>2075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6">
            <text:p>2076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7">
            <text:p>2077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8">
            <text:p>2078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79">
            <text:p>2079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0">
            <text:p>2080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1">
            <text:p>2081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2">
            <text:p>2082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3">
            <text:p>2083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4">
            <text:p>2084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5">
            <text:p>2085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6">
            <text:p>2086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7">
            <text:p>2087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8">
            <text:p>2088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89">
            <text:p>2089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0">
            <text:p>2090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1">
            <text:p>2091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2">
            <text:p>2092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3">
            <text:p>2093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4">
            <text:p>2094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5">
            <text:p>2095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6">
            <text:p>2096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7">
            <text:p>2097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8">
            <text:p>2098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099">
            <text:p>2099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1">
            <text:p>2101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2">
            <text:p>2102</text:p>
          </table:table-cell>
          <table:table-cell table:style-name="Gnumeric-default" office:value-type="float" office:value="839">
            <text:p>83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3">
            <text:p>2103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4">
            <text:p>2104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5">
            <text:p>2105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6">
            <text:p>2106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7">
            <text:p>2107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8">
            <text:p>2108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09">
            <text:p>2109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0">
            <text:p>2110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1">
            <text:p>2111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2">
            <text:p>2112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3">
            <text:p>2113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4">
            <text:p>2114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5">
            <text:p>2115</text:p>
          </table:table-cell>
          <table:table-cell table:style-name="Gnumeric-default" office:value-type="float" office:value="846">
            <text:p>84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6">
            <text:p>2116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7">
            <text:p>2117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8">
            <text:p>2118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19">
            <text:p>2119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0">
            <text:p>2120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1">
            <text:p>2121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2">
            <text:p>2122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3">
            <text:p>2123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4">
            <text:p>2124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5">
            <text:p>2125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6">
            <text:p>2126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7">
            <text:p>2127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8">
            <text:p>2128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29">
            <text:p>2129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0">
            <text:p>2130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1">
            <text:p>2131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2">
            <text:p>2132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3">
            <text:p>2133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4">
            <text:p>2134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5">
            <text:p>2135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6">
            <text:p>2136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7">
            <text:p>2137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8">
            <text:p>2138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39">
            <text:p>2139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0">
            <text:p>2140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1">
            <text:p>2141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2">
            <text:p>2142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3">
            <text:p>2143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4">
            <text:p>2144</text:p>
          </table:table-cell>
          <table:table-cell table:style-name="Gnumeric-default" office:value-type="float" office:value="854">
            <text:p>8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5">
            <text:p>2145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6">
            <text:p>2146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4">
            <text:p>4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7">
            <text:p>2147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8">
            <text:p>2148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49">
            <text:p>2149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0">
            <text:p>2150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1">
            <text:p>2151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2">
            <text:p>2152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3">
            <text:p>2153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4">
            <text:p>2154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5">
            <text:p>2155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6">
            <text:p>2156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7">
            <text:p>2157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8">
            <text:p>2158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59">
            <text:p>2159</text:p>
          </table:table-cell>
          <table:table-cell table:style-name="Gnumeric-default" office:value-type="float" office:value="859">
            <text:p>859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0">
            <text:p>2160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1">
            <text:p>2161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2">
            <text:p>2162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3">
            <text:p>2163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4">
            <text:p>2164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5">
            <text:p>2165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6">
            <text:p>2166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7">
            <text:p>2167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8">
            <text:p>2168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69">
            <text:p>2169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0">
            <text:p>2170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1">
            <text:p>2171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2">
            <text:p>2172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3">
            <text:p>2173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4">
            <text:p>2174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5">
            <text:p>2175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6">
            <text:p>2176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7">
            <text:p>2177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8">
            <text:p>2178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79">
            <text:p>2179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0">
            <text:p>2180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1">
            <text:p>2181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2">
            <text:p>2182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3">
            <text:p>2183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4">
            <text:p>2184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5">
            <text:p>2185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6">
            <text:p>2186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7">
            <text:p>2187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8">
            <text:p>2188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89">
            <text:p>2189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0">
            <text:p>2190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1">
            <text:p>2191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2">
            <text:p>2192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3">
            <text:p>2193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4">
            <text:p>2194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5">
            <text:p>2195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6">
            <text:p>2196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7">
            <text:p>2197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8">
            <text:p>2198</text:p>
          </table:table-cell>
          <table:table-cell table:style-name="Gnumeric-default" office:value-type="float" office:value="873">
            <text:p>87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199">
            <text:p>2199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0">
            <text:p>2200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1">
            <text:p>2201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2">
            <text:p>2202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3">
            <text:p>2203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4">
            <text:p>2204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5">
            <text:p>2205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6">
            <text:p>2206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7">
            <text:p>2207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8">
            <text:p>2208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09">
            <text:p>2209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0">
            <text:p>2210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1">
            <text:p>2211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2">
            <text:p>2212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3">
            <text:p>2213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4">
            <text:p>2214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5">
            <text:p>2215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6">
            <text:p>2216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7">
            <text:p>2217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8">
            <text:p>2218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19">
            <text:p>2219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0">
            <text:p>2220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1">
            <text:p>2221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2">
            <text:p>2222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3">
            <text:p>2223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4">
            <text:p>2224</text:p>
          </table:table-cell>
          <table:table-cell table:style-name="Gnumeric-default" office:value-type="float" office:value="883">
            <text:p>88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5">
            <text:p>2225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6">
            <text:p>2226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7">
            <text:p>2227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8">
            <text:p>2228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29">
            <text:p>2229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0">
            <text:p>2230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1">
            <text:p>2231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2">
            <text:p>2232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3">
            <text:p>2233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4">
            <text:p>2234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5">
            <text:p>2235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6">
            <text:p>2236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7">
            <text:p>2237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8">
            <text:p>2238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39">
            <text:p>2239</text:p>
          </table:table-cell>
          <table:table-cell table:style-name="Gnumeric-default" office:value-type="float" office:value="893">
            <text:p>89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0">
            <text:p>224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1">
            <text:p>2241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2">
            <text:p>224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3">
            <text:p>224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4">
            <text:p>2244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5">
            <text:p>2245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6">
            <text:p>2246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7">
            <text:p>2247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8">
            <text:p>2248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49">
            <text:p>2249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0">
            <text:p>225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1">
            <text:p>2251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2">
            <text:p>2252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3">
            <text:p>2253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4">
            <text:p>2254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5">
            <text:p>2255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6">
            <text:p>2256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7">
            <text:p>2257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8">
            <text:p>2258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59">
            <text:p>2259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0">
            <text:p>2260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1">
            <text:p>2261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2">
            <text:p>2262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3">
            <text:p>2263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4">
            <text:p>2264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5">
            <text:p>2265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6">
            <text:p>2266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7">
            <text:p>2267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8">
            <text:p>2268</text:p>
          </table:table-cell>
          <table:table-cell table:style-name="Gnumeric-default" office:value-type="float" office:value="905">
            <text:p>90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69">
            <text:p>2269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0">
            <text:p>2270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1">
            <text:p>2271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2">
            <text:p>2272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3">
            <text:p>2273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4">
            <text:p>2274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5">
            <text:p>227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6">
            <text:p>2276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7">
            <text:p>2277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8">
            <text:p>2278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79">
            <text:p>2279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0">
            <text:p>2280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1">
            <text:p>2281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2">
            <text:p>2282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3">
            <text:p>2283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4">
            <text:p>2284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5">
            <text:p>2285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6">
            <text:p>2286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7">
            <text:p>2287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8">
            <text:p>2288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89">
            <text:p>2289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0">
            <text:p>2290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1">
            <text:p>2291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2">
            <text:p>2292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3">
            <text:p>2293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4">
            <text:p>2294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5">
            <text:p>2295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6">
            <text:p>2296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7">
            <text:p>2297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8">
            <text:p>2298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299">
            <text:p>2299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0">
            <text:p>2300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1">
            <text:p>2301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2">
            <text:p>2302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3">
            <text:p>2303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4">
            <text:p>2304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5">
            <text:p>2305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6">
            <text:p>2306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7">
            <text:p>2307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8">
            <text:p>2308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09">
            <text:p>2309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0">
            <text:p>2310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1">
            <text:p>2311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2">
            <text:p>2312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3">
            <text:p>2313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4">
            <text:p>2314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5">
            <text:p>2315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6">
            <text:p>2316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7">
            <text:p>2317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8">
            <text:p>2318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19">
            <text:p>2319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0">
            <text:p>2320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1">
            <text:p>2321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2">
            <text:p>2322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3">
            <text:p>2323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4">
            <text:p>2324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5">
            <text:p>2325</text:p>
          </table:table-cell>
          <table:table-cell table:style-name="Gnumeric-default" office:value-type="float" office:value="924">
            <text:p>92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6">
            <text:p>2326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7">
            <text:p>2327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8">
            <text:p>2328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29">
            <text:p>2329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0">
            <text:p>2330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1">
            <text:p>2331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2">
            <text:p>2332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3">
            <text:p>2333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4">
            <text:p>2334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5">
            <text:p>2335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6">
            <text:p>2336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7">
            <text:p>2337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8">
            <text:p>2338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39">
            <text:p>2339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0">
            <text:p>2340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1">
            <text:p>2341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2">
            <text:p>2342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3">
            <text:p>2343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4">
            <text:p>2344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5">
            <text:p>2345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6">
            <text:p>2346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7">
            <text:p>2347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8">
            <text:p>2348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49">
            <text:p>2349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0">
            <text:p>2350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1">
            <text:p>2351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2">
            <text:p>2352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3">
            <text:p>2353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4">
            <text:p>2354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5">
            <text:p>2355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6">
            <text:p>2356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7">
            <text:p>2357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8">
            <text:p>2358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59">
            <text:p>2359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0">
            <text:p>2360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1">
            <text:p>2361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2">
            <text:p>2362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3">
            <text:p>2363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4">
            <text:p>2364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5">
            <text:p>2365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6">
            <text:p>2366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7">
            <text:p>2367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8">
            <text:p>2368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69">
            <text:p>2369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0">
            <text:p>2370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1">
            <text:p>2371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2">
            <text:p>2372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3">
            <text:p>2373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4">
            <text:p>2374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5">
            <text:p>2375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6">
            <text:p>2376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7">
            <text:p>2377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8">
            <text:p>2378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79">
            <text:p>2379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0">
            <text:p>2380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1">
            <text:p>2381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2">
            <text:p>2382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3">
            <text:p>2383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4">
            <text:p>2384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5">
            <text:p>2385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6">
            <text:p>2386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7">
            <text:p>2387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8">
            <text:p>2388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89">
            <text:p>2389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0">
            <text:p>2390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1">
            <text:p>2391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2">
            <text:p>2392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3">
            <text:p>2393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4">
            <text:p>2394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5">
            <text:p>2395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6">
            <text:p>2396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7">
            <text:p>2397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8">
            <text:p>2398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399">
            <text:p>2399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0">
            <text:p>2400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1">
            <text:p>2401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2">
            <text:p>2402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3">
            <text:p>2403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4">
            <text:p>2404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5">
            <text:p>2405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6">
            <text:p>2406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7">
            <text:p>2407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8">
            <text:p>2408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09">
            <text:p>2409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0">
            <text:p>2410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1">
            <text:p>2411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2">
            <text:p>2412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3">
            <text:p>2413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4">
            <text:p>2414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5">
            <text:p>2415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6">
            <text:p>2416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7">
            <text:p>2417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8">
            <text:p>2418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19">
            <text:p>2419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0">
            <text:p>2420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1">
            <text:p>2421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2">
            <text:p>2422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3">
            <text:p>2423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4">
            <text:p>2424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5">
            <text:p>2425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6">
            <text:p>2426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7">
            <text:p>2427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">
            <text:p>4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8">
            <text:p>2428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29">
            <text:p>2429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0">
            <text:p>2430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1">
            <text:p>2431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2">
            <text:p>2432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3">
            <text:p>2433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4">
            <text:p>2434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5">
            <text:p>2435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6">
            <text:p>2436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7">
            <text:p>2437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8">
            <text:p>2438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39">
            <text:p>2439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0">
            <text:p>2440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1">
            <text:p>2441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2">
            <text:p>2442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3">
            <text:p>2443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4">
            <text:p>2444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5">
            <text:p>2445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6">
            <text:p>2446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7">
            <text:p>2447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8">
            <text:p>2448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49">
            <text:p>2449</text:p>
          </table:table-cell>
          <table:table-cell table:style-name="Gnumeric-default" office:value-type="float" office:value="992">
            <text:p>99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0">
            <text:p>2450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1">
            <text:p>2451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2">
            <text:p>2452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3">
            <text:p>2453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4">
            <text:p>2454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5">
            <text:p>2455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6">
            <text:p>2456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7">
            <text:p>2457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8">
            <text:p>2458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59">
            <text:p>2459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0">
            <text:p>2460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1">
            <text:p>2461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2">
            <text:p>2462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3">
            <text:p>2463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4">
            <text:p>2464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5">
            <text:p>2465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6">
            <text:p>2466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7">
            <text:p>2467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8">
            <text:p>2468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69">
            <text:p>2469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0">
            <text:p>2470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1">
            <text:p>2471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2">
            <text:p>2472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3">
            <text:p>2473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4">
            <text:p>2474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5">
            <text:p>2475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6">
            <text:p>2476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7">
            <text:p>2477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8">
            <text:p>2478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79">
            <text:p>2479</text:p>
          </table:table-cell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0">
            <text:p>2480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1">
            <text:p>2481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2">
            <text:p>2482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3">
            <text:p>2483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4">
            <text:p>2484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5">
            <text:p>2485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6">
            <text:p>2486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7">
            <text:p>2487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8">
            <text:p>2488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89">
            <text:p>2489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0">
            <text:p>2490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1">
            <text:p>2491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2">
            <text:p>2492</text:p>
          </table:table-cell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3">
            <text:p>2493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4">
            <text:p>2494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5">
            <text:p>2495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6">
            <text:p>2496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7">
            <text:p>2497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8">
            <text:p>2498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499">
            <text:p>2499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0">
            <text:p>2500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1">
            <text:p>2501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2">
            <text:p>2502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3">
            <text:p>2503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4">
            <text:p>2504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5">
            <text:p>2505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6">
            <text:p>2506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7">
            <text:p>2507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8">
            <text:p>2508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09">
            <text:p>2509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">
            <text:p>1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0">
            <text:p>2510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1">
            <text:p>2511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2">
            <text:p>2512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3">
            <text:p>2513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4">
            <text:p>2514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5">
            <text:p>2515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6">
            <text:p>2516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7">
            <text:p>2517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8">
            <text:p>2518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19">
            <text:p>2519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0">
            <text:p>2520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1">
            <text:p>2521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2">
            <text:p>2522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3">
            <text:p>2523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4">
            <text:p>2524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5">
            <text:p>2525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6">
            <text:p>2526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7">
            <text:p>2527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8">
            <text:p>2528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29">
            <text:p>2529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0">
            <text:p>2530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1">
            <text:p>2531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2">
            <text:p>2532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3">
            <text:p>2533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4">
            <text:p>2534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5">
            <text:p>2535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6">
            <text:p>2536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7">
            <text:p>2537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8">
            <text:p>2538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39">
            <text:p>2539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0">
            <text:p>2540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1">
            <text:p>2541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2">
            <text:p>2542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3">
            <text:p>2543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4">
            <text:p>2544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5">
            <text:p>2545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6">
            <text:p>2546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7">
            <text:p>2547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8">
            <text:p>2548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49">
            <text:p>2549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0">
            <text:p>2550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1">
            <text:p>2551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2">
            <text:p>2552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3">
            <text:p>2553</text:p>
          </table:table-cell>
          <table:table-cell table:style-name="Gnumeric-default" office:value-type="float" office:value="945">
            <text:p>94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4">
            <text:p>2554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5">
            <text:p>2555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6">
            <text:p>2556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7">
            <text:p>2557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8">
            <text:p>2558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59">
            <text:p>2559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0">
            <text:p>2560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1">
            <text:p>2561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2">
            <text:p>2562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3">
            <text:p>2563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4">
            <text:p>2564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5">
            <text:p>2565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6">
            <text:p>2566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7">
            <text:p>2567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8">
            <text:p>2568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69">
            <text:p>2569</text:p>
          </table:table-cell>
          <table:table-cell table:style-name="Gnumeric-default" office:value-type="float" office:value="951">
            <text:p>95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0">
            <text:p>2570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1">
            <text:p>2571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2">
            <text:p>2572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3">
            <text:p>2573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4">
            <text:p>2574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5">
            <text:p>2575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6">
            <text:p>2576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7">
            <text:p>2577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8">
            <text:p>2578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79">
            <text:p>2579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0">
            <text:p>2580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1">
            <text:p>2581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2">
            <text:p>2582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3">
            <text:p>2583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4">
            <text:p>2584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5">
            <text:p>2585</text:p>
          </table:table-cell>
          <table:table-cell table:style-name="Gnumeric-default" office:value-type="float" office:value="953">
            <text:p>95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6">
            <text:p>2586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7">
            <text:p>2587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8">
            <text:p>2588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89">
            <text:p>2589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0">
            <text:p>2590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1">
            <text:p>2591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2">
            <text:p>2592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3">
            <text:p>2593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4">
            <text:p>2594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5">
            <text:p>2595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6">
            <text:p>2596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7">
            <text:p>2597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8">
            <text:p>2598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599">
            <text:p>2599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0">
            <text:p>2600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1">
            <text:p>2601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2">
            <text:p>2602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3">
            <text:p>2603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4">
            <text:p>2604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5">
            <text:p>2605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6">
            <text:p>2606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7">
            <text:p>2607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8">
            <text:p>2608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09">
            <text:p>2609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0">
            <text:p>2610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1">
            <text:p>2611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2">
            <text:p>2612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3">
            <text:p>2613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4">
            <text:p>2614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5">
            <text:p>2615</text:p>
          </table:table-cell>
          <table:table-cell table:style-name="Gnumeric-default" office:value-type="float" office:value="961">
            <text:p>96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6">
            <text:p>2616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7">
            <text:p>2617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8">
            <text:p>2618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19">
            <text:p>2619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0">
            <text:p>2620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1">
            <text:p>2621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2">
            <text:p>2622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3">
            <text:p>2623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4">
            <text:p>2624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5">
            <text:p>2625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6">
            <text:p>2626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7">
            <text:p>2627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8">
            <text:p>2628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29">
            <text:p>2629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0">
            <text:p>2630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1">
            <text:p>2631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2">
            <text:p>2632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3">
            <text:p>2633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4">
            <text:p>2634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5">
            <text:p>2635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6">
            <text:p>2636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7">
            <text:p>2637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8">
            <text:p>2638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39">
            <text:p>2639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1">
            <text:p>2641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2">
            <text:p>2642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3">
            <text:p>2643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4">
            <text:p>2644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5">
            <text:p>2645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6">
            <text:p>2646</text:p>
          </table:table-cell>
          <table:table-cell table:style-name="Gnumeric-default" office:value-type="float" office:value="969">
            <text:p>9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7">
            <text:p>2647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8">
            <text:p>2648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49">
            <text:p>2649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0">
            <text:p>2650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1">
            <text:p>2651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2">
            <text:p>2652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3">
            <text:p>2653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4">
            <text:p>2654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5">
            <text:p>2655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6">
            <text:p>2656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7">
            <text:p>2657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8">
            <text:p>2658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59">
            <text:p>2659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0">
            <text:p>2660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1">
            <text:p>2661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2">
            <text:p>2662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3">
            <text:p>2663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4">
            <text:p>2664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5">
            <text:p>2665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6">
            <text:p>2666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7">
            <text:p>2667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8">
            <text:p>2668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69">
            <text:p>2669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0">
            <text:p>2670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1">
            <text:p>2671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2">
            <text:p>2672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3">
            <text:p>2673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4">
            <text:p>2674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5">
            <text:p>2675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6">
            <text:p>2676</text:p>
          </table:table-cell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7">
            <text:p>2677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8">
            <text:p>2678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79">
            <text:p>2679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0">
            <text:p>2680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1">
            <text:p>2681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2">
            <text:p>2682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3">
            <text:p>2683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4">
            <text:p>2684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5">
            <text:p>2685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6">
            <text:p>2686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7">
            <text:p>2687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8">
            <text:p>2688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89">
            <text:p>2689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0">
            <text:p>2690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1">
            <text:p>2691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2">
            <text:p>2692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3">
            <text:p>2693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">
            <text:p>3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4">
            <text:p>2694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5">
            <text:p>2695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6">
            <text:p>2696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7">
            <text:p>2697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8">
            <text:p>2698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699">
            <text:p>2699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0">
            <text:p>2700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1">
            <text:p>2701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2">
            <text:p>2702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3">
            <text:p>2703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4">
            <text:p>2704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5">
            <text:p>2705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6">
            <text:p>2706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7">
            <text:p>2707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3">
            <text:p>3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8">
            <text:p>2708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09">
            <text:p>2709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0">
            <text:p>2710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1">
            <text:p>2711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2">
            <text:p>2712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3">
            <text:p>2713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4">
            <text:p>2714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5">
            <text:p>2715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6">
            <text:p>2716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7">
            <text:p>2717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8">
            <text:p>2718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19">
            <text:p>2719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0">
            <text:p>2720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1">
            <text:p>2721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2">
            <text:p>2722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3">
            <text:p>2723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4">
            <text:p>2724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5">
            <text:p>2725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6">
            <text:p>2726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7">
            <text:p>2727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8">
            <text:p>2728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29">
            <text:p>2729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0">
            <text:p>2730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1">
            <text:p>2731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2">
            <text:p>2732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3">
            <text:p>2733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4">
            <text:p>2734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5">
            <text:p>2735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6">
            <text:p>2736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7">
            <text:p>2737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8">
            <text:p>2738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39">
            <text:p>2739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0">
            <text:p>2740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1">
            <text:p>2741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2">
            <text:p>2742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3">
            <text:p>2743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4">
            <text:p>2744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5">
            <text:p>2745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6">
            <text:p>2746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7">
            <text:p>2747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8">
            <text:p>2748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49">
            <text:p>2749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0">
            <text:p>2750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1">
            <text:p>2751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2">
            <text:p>2752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3">
            <text:p>2753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4">
            <text:p>2754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5">
            <text:p>2755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6">
            <text:p>2756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7">
            <text:p>2757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8">
            <text:p>2758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59">
            <text:p>2759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0">
            <text:p>276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1">
            <text:p>2761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2">
            <text:p>2762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3">
            <text:p>2763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4">
            <text:p>2764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5">
            <text:p>2765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6">
            <text:p>2766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7">
            <text:p>2767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8">
            <text:p>2768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69">
            <text:p>2769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0">
            <text:p>2770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1">
            <text:p>2771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2">
            <text:p>2772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3">
            <text:p>2773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4">
            <text:p>2774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5">
            <text:p>2775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6">
            <text:p>2776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7">
            <text:p>2777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8">
            <text:p>2778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79">
            <text:p>2779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0">
            <text:p>2780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1">
            <text:p>2781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2">
            <text:p>2782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3">
            <text:p>2783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4">
            <text:p>2784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5">
            <text:p>2785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6">
            <text:p>2786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7">
            <text:p>2787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8">
            <text:p>2788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89">
            <text:p>2789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0">
            <text:p>2790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1">
            <text:p>2791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2">
            <text:p>2792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3">
            <text:p>2793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4">
            <text:p>2794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5">
            <text:p>2795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6">
            <text:p>2796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7">
            <text:p>2797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8">
            <text:p>2798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799">
            <text:p>2799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0">
            <text:p>2800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1">
            <text:p>2801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2">
            <text:p>2802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3">
            <text:p>2803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4">
            <text:p>2804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5">
            <text:p>2805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6">
            <text:p>2806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7">
            <text:p>2807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8">
            <text:p>2808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09">
            <text:p>2809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0">
            <text:p>2810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1">
            <text:p>2811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2">
            <text:p>2812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3">
            <text:p>2813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4">
            <text:p>2814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5">
            <text:p>2815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6">
            <text:p>2816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7">
            <text:p>2817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8">
            <text:p>2818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19">
            <text:p>2819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0">
            <text:p>2820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1">
            <text:p>2821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6">
            <text:p>8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2">
            <text:p>2822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3">
            <text:p>2823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4">
            <text:p>2824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5">
            <text:p>2825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6">
            <text:p>2826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7">
            <text:p>2827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8">
            <text:p>2828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29">
            <text:p>2829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0">
            <text:p>2830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1">
            <text:p>2831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2">
            <text:p>2832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3">
            <text:p>2833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4">
            <text:p>2834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5">
            <text:p>2835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6">
            <text:p>2836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7">
            <text:p>2837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8">
            <text:p>2838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39">
            <text:p>2839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0">
            <text:p>2840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1">
            <text:p>2841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2">
            <text:p>2842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3">
            <text:p>2843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4">
            <text:p>2844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5">
            <text:p>2845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6">
            <text:p>2846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7">
            <text:p>2847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8">
            <text:p>2848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49">
            <text:p>2849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0">
            <text:p>2850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1">
            <text:p>2851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2">
            <text:p>2852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3">
            <text:p>2853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4">
            <text:p>2854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5">
            <text:p>2855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6">
            <text:p>2856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7">
            <text:p>2857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8">
            <text:p>2858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59">
            <text:p>2859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0">
            <text:p>2860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1">
            <text:p>2861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2">
            <text:p>2862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3">
            <text:p>2863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4">
            <text:p>2864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5">
            <text:p>2865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6">
            <text:p>2866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7">
            <text:p>2867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8">
            <text:p>2868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69">
            <text:p>2869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0">
            <text:p>2870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1">
            <text:p>2871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2">
            <text:p>2872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3">
            <text:p>2873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4">
            <text:p>2874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5">
            <text:p>2875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6">
            <text:p>2876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7">
            <text:p>2877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8">
            <text:p>2878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79">
            <text:p>2879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0">
            <text:p>2880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1">
            <text:p>2881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2">
            <text:p>2882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3">
            <text:p>2883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4">
            <text:p>2884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5">
            <text:p>2885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6">
            <text:p>2886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7">
            <text:p>2887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8">
            <text:p>2888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89">
            <text:p>2889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0">
            <text:p>2890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1">
            <text:p>2891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2">
            <text:p>2892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3">
            <text:p>2893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4">
            <text:p>2894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5">
            <text:p>2895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6">
            <text:p>2896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7">
            <text:p>2897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8">
            <text:p>2898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7">
            <text:p>6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899">
            <text:p>2899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0">
            <text:p>2900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1">
            <text:p>2901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2">
            <text:p>2902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3">
            <text:p>2903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4">
            <text:p>2904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5">
            <text:p>2905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6">
            <text:p>2906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7">
            <text:p>2907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8">
            <text:p>2908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09">
            <text:p>2909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0">
            <text:p>2910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1">
            <text:p>2911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2">
            <text:p>2912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3">
            <text:p>2913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4">
            <text:p>2914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5">
            <text:p>2915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6">
            <text:p>2916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7">
            <text:p>2917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8">
            <text:p>2918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19">
            <text:p>2919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1">
            <text:p>2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0">
            <text:p>2920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1">
            <text:p>2921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2">
            <text:p>2922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3">
            <text:p>2923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4">
            <text:p>2924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5">
            <text:p>2925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6">
            <text:p>2926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7">
            <text:p>2927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8">
            <text:p>2928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29">
            <text:p>2929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0">
            <text:p>2930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9">
            <text:p>2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1">
            <text:p>2931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2">
            <text:p>2932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3">
            <text:p>2933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4">
            <text:p>2934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5">
            <text:p>2935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6">
            <text:p>2936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7">
            <text:p>2937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8">
            <text:p>2938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39">
            <text:p>2939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9">
            <text:p>4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0">
            <text:p>2940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1">
            <text:p>2941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2">
            <text:p>2942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3">
            <text:p>2943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4">
            <text:p>2944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5">
            <text:p>2945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6">
            <text:p>2946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7">
            <text:p>2947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8">
            <text:p>2948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49">
            <text:p>2949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0">
            <text:p>2950</text:p>
          </table:table-cell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1">
            <text:p>2951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2">
            <text:p>2952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3">
            <text:p>2953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4">
            <text:p>2954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5">
            <text:p>2955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6">
            <text:p>2956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7">
            <text:p>2957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8">
            <text:p>2958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59">
            <text:p>2959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0">
            <text:p>2960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1">
            <text:p>2961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2">
            <text:p>2962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3">
            <text:p>2963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4">
            <text:p>2964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5">
            <text:p>2965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6">
            <text:p>2966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7">
            <text:p>2967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8">
            <text:p>2968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69">
            <text:p>2969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0">
            <text:p>2970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1">
            <text:p>2971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2">
            <text:p>2972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3">
            <text:p>2973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4">
            <text:p>2974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5">
            <text:p>2975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6">
            <text:p>2976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7">
            <text:p>2977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8">
            <text:p>2978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79">
            <text:p>2979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0">
            <text:p>2980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1">
            <text:p>2981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2">
            <text:p>2982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3">
            <text:p>2983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4">
            <text:p>2984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5">
            <text:p>2985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6">
            <text:p>2986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7">
            <text:p>2987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8">
            <text:p>2988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89">
            <text:p>2989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0">
            <text:p>2990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1">
            <text:p>2991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2">
            <text:p>2992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3">
            <text:p>2993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4">
            <text:p>2994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5">
            <text:p>2995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6">
            <text:p>2996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7">
            <text:p>2997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8">
            <text:p>2998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2999">
            <text:p>2999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0">
            <text:p>3000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1">
            <text:p>3001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2">
            <text:p>3002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3">
            <text:p>3003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">
            <text:p>7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4">
            <text:p>3004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5">
            <text:p>3005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6">
            <text:p>3006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7">
            <text:p>3007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8">
            <text:p>3008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09">
            <text:p>3009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0">
            <text:p>3010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1">
            <text:p>3011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">
            <text:p>5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2">
            <text:p>3012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3">
            <text:p>3013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4">
            <text:p>3014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5">
            <text:p>3015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6">
            <text:p>3016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7">
            <text:p>3017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8">
            <text:p>3018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19">
            <text:p>3019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0">
            <text:p>3020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1">
            <text:p>3021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2">
            <text:p>3022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3">
            <text:p>3023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4">
            <text:p>3024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5">
            <text:p>3025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6">
            <text:p>3026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7">
            <text:p>3027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8">
            <text:p>3028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29">
            <text:p>3029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0">
            <text:p>3030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1">
            <text:p>3031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2">
            <text:p>3032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3">
            <text:p>3033</text:p>
          </table:table-cell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4">
            <text:p>3034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5">
            <text:p>3035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6">
            <text:p>3036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7">
            <text:p>3037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8">
            <text:p>3038</text:p>
          </table:table-cell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39">
            <text:p>3039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0">
            <text:p>3040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1">
            <text:p>3041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2">
            <text:p>3042</text:p>
          </table:table-cell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3">
            <text:p>3043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4">
            <text:p>3044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5">
            <text:p>3045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6">
            <text:p>3046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7">
            <text:p>3047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8">
            <text:p>3048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49">
            <text:p>3049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0">
            <text:p>3050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1">
            <text:p>3051</text:p>
          </table:table-cell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2">
            <text:p>3052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3">
            <text:p>3053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4">
            <text:p>3054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5">
            <text:p>3055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6">
            <text:p>3056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7">
            <text:p>3057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8">
            <text:p>3058</text:p>
          </table:table-cell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59">
            <text:p>3059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0">
            <text:p>3060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1">
            <text:p>3061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89">
            <text:p>8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2">
            <text:p>3062</text:p>
          </table:table-cell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3">
            <text:p>3063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4">
            <text:p>3064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5">
            <text:p>3065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6">
            <text:p>3066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7">
            <text:p>3067</text:p>
          </table:table-cell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8">
            <text:p>3068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69">
            <text:p>3069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0">
            <text:p>3070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1">
            <text:p>3071</text:p>
          </table:table-cell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2">
            <text:p>3072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3">
            <text:p>3073</text:p>
          </table:table-cell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4">
            <text:p>3074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5">
            <text:p>3075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6">
            <text:p>3076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7">
            <text:p>3077</text:p>
          </table:table-cell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8">
            <text:p>3078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79">
            <text:p>3079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0">
            <text:p>3080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1">
            <text:p>3081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2">
            <text:p>3082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3">
            <text:p>3083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4">
            <text:p>3084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5">
            <text:p>3085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6">
            <text:p>3086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7">
            <text:p>3087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8">
            <text:p>3088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89">
            <text:p>3089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0">
            <text:p>3090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1">
            <text:p>3091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2">
            <text:p>3092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3">
            <text:p>3093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4">
            <text:p>3094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5">
            <text:p>3095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6">
            <text:p>3096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7">
            <text:p>3097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8">
            <text:p>3098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099">
            <text:p>3099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5">
            <text:p>8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1">
            <text:p>3101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2">
            <text:p>3102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3">
            <text:p>3103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4">
            <text:p>3104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5">
            <text:p>3105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6">
            <text:p>3106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7">
            <text:p>3107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8">
            <text:p>3108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09">
            <text:p>3109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0">
            <text:p>3110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1">
            <text:p>3111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2">
            <text:p>3112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3">
            <text:p>3113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5">
            <text:p>4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4">
            <text:p>3114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5">
            <text:p>3115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6">
            <text:p>3116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7">
            <text:p>3117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8">
            <text:p>3118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19">
            <text:p>3119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0">
            <text:p>3120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1">
            <text:p>3121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2">
            <text:p>3122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3">
            <text:p>3123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4">
            <text:p>3124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5">
            <text:p>3125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6">
            <text:p>3126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7">
            <text:p>3127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8">
            <text:p>3128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29">
            <text:p>3129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0">
            <text:p>3130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1">
            <text:p>3131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2">
            <text:p>3132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3">
            <text:p>3133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4">
            <text:p>3134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5">
            <text:p>3135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6">
            <text:p>3136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7">
            <text:p>3137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8">
            <text:p>3138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39">
            <text:p>3139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0">
            <text:p>3140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1">
            <text:p>3141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2">
            <text:p>3142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4">
            <text:p>3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3">
            <text:p>3143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4">
            <text:p>3144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5">
            <text:p>3145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6">
            <text:p>3146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7">
            <text:p>3147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8">
            <text:p>3148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49">
            <text:p>3149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0">
            <text:p>3150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1">
            <text:p>3151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4">
            <text:p>8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2">
            <text:p>3152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3">
            <text:p>3153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4">
            <text:p>3154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5">
            <text:p>3155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6">
            <text:p>3156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7">
            <text:p>3157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8">
            <text:p>3158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59">
            <text:p>3159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0">
            <text:p>3160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1">
            <text:p>3161</text:p>
          </table:table-cell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2">
            <text:p>3162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3">
            <text:p>3163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4">
            <text:p>3164</text:p>
          </table:table-cell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5">
            <text:p>3165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6">
            <text:p>3166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7">
            <text:p>3167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8">
            <text:p>3168</text:p>
          </table:table-cell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69">
            <text:p>3169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0">
            <text:p>3170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1">
            <text:p>3171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2">
            <text:p>3172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3">
            <text:p>3173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4">
            <text:p>3174</text:p>
          </table:table-cell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5">
            <text:p>3175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6">
            <text:p>3176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7">
            <text:p>3177</text:p>
          </table:table-cell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8">
            <text:p>3178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79">
            <text:p>3179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0">
            <text:p>3180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1">
            <text:p>3181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2">
            <text:p>3182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3">
            <text:p>3183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4">
            <text:p>3184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5">
            <text:p>3185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6">
            <text:p>3186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7">
            <text:p>3187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8">
            <text:p>3188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89">
            <text:p>3189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0">
            <text:p>3190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1">
            <text:p>3191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2">
            <text:p>3192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3">
            <text:p>3193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4">
            <text:p>3194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5">
            <text:p>3195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6">
            <text:p>3196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7">
            <text:p>3197</text:p>
          </table:table-cell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8">
            <text:p>3198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199">
            <text:p>3199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0">
            <text:p>3200</text:p>
          </table:table-cell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1">
            <text:p>3201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2">
            <text:p>3202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3">
            <text:p>3203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4">
            <text:p>3204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5">
            <text:p>3205</text:p>
          </table:table-cell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6">
            <text:p>3206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7">
            <text:p>3207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8">
            <text:p>3208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09">
            <text:p>3209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0">
            <text:p>3210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1">
            <text:p>3211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2">
            <text:p>3212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3">
            <text:p>3213</text:p>
          </table:table-cell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4">
            <text:p>3214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5">
            <text:p>3215</text:p>
          </table:table-cell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6">
            <text:p>3216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7">
            <text:p>3217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8">
            <text:p>3218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19">
            <text:p>3219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0">
            <text:p>3220</text:p>
          </table:table-cell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1">
            <text:p>3221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2">
            <text:p>3222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3">
            <text:p>3223</text:p>
          </table:table-cell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4">
            <text:p>3224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5">
            <text:p>3225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6">
            <text:p>3226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7">
            <text:p>3227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8">
            <text:p>3228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29">
            <text:p>3229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0">
            <text:p>3230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1">
            <text:p>3231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2">
            <text:p>3232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3">
            <text:p>3233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4">
            <text:p>3234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5">
            <text:p>3235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6">
            <text:p>3236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7">
            <text:p>3237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8">
            <text:p>3238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39">
            <text:p>3239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0">
            <text:p>3240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1">
            <text:p>3241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2">
            <text:p>3242</text:p>
          </table:table-cell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3">
            <text:p>3243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4">
            <text:p>3244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5">
            <text:p>3245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6">
            <text:p>3246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7">
            <text:p>3247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8">
            <text:p>3248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49">
            <text:p>3249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0">
            <text:p>3250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1">
            <text:p>3251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2">
            <text:p>3252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3">
            <text:p>3253</text:p>
          </table:table-cell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4">
            <text:p>3254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5">
            <text:p>3255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6">
            <text:p>3256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7">
            <text:p>3257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8">
            <text:p>3258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59">
            <text:p>3259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3">
            <text:p>8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0">
            <text:p>3260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1">
            <text:p>3261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2">
            <text:p>3262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3">
            <text:p>3263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4">
            <text:p>3264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5">
            <text:p>3265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6">
            <text:p>3266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7">
            <text:p>3267</text:p>
          </table:table-cell>
          <table:table-cell table:style-name="Gnumeric-default" office:value-type="float" office:value="686">
            <text:p>68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8">
            <text:p>3268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69">
            <text:p>3269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0">
            <text:p>3270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1">
            <text:p>3271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2">
            <text:p>3272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3">
            <text:p>3273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4">
            <text:p>3274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5">
            <text:p>3275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6">
            <text:p>3276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7">
            <text:p>3277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8">
            <text:p>3278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79">
            <text:p>3279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0">
            <text:p>3280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1">
            <text:p>3281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2">
            <text:p>3282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3">
            <text:p>3283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4">
            <text:p>3284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5">
            <text:p>3285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6">
            <text:p>3286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7">
            <text:p>3287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8">
            <text:p>3288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89">
            <text:p>3289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0">
            <text:p>3290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1">
            <text:p>3291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2">
            <text:p>3292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3">
            <text:p>3293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4">
            <text:p>3294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5">
            <text:p>3295</text:p>
          </table:table-cell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6">
            <text:p>3296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7">
            <text:p>3297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8">
            <text:p>3298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299">
            <text:p>3299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0">
            <text:p>3300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1">
            <text:p>3301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2">
            <text:p>3302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3">
            <text:p>3303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4">
            <text:p>3304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5">
            <text:p>3305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6">
            <text:p>3306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7">
            <text:p>3307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8">
            <text:p>3308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09">
            <text:p>3309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0">
            <text:p>3310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1">
            <text:p>3311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2">
            <text:p>3312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3">
            <text:p>3313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4">
            <text:p>3314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5">
            <text:p>3315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6">
            <text:p>3316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7">
            <text:p>3317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8">
            <text:p>3318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19">
            <text:p>3319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0">
            <text:p>3320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1">
            <text:p>3321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2">
            <text:p>3322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3">
            <text:p>3323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4">
            <text:p>3324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5">
            <text:p>3325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6">
            <text:p>3326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7">
            <text:p>3327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8">
            <text:p>3328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29">
            <text:p>3329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0">
            <text:p>3330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1">
            <text:p>3331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2">
            <text:p>3332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3">
            <text:p>3333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4">
            <text:p>3334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5">
            <text:p>3335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6">
            <text:p>3336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7">
            <text:p>3337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8">
            <text:p>3338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39">
            <text:p>3339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0">
            <text:p>3340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1">
            <text:p>3341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2">
            <text:p>3342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3">
            <text:p>3343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4">
            <text:p>3344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5">
            <text:p>3345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6">
            <text:p>3346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7">
            <text:p>3347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8">
            <text:p>3348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49">
            <text:p>3349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0">
            <text:p>3350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1">
            <text:p>3351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2">
            <text:p>3352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3">
            <text:p>3353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4">
            <text:p>3354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5">
            <text:p>3355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6">
            <text:p>3356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7">
            <text:p>3357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8">
            <text:p>3358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59">
            <text:p>3359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60">
            <text:p>3360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61">
            <text:p>3361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>
          <table:table-cell table:style-name="Gnumeric-default" office:value-type="float" office:value="3362">
            <text:p>3362</text:p>
          </table:table-cell>
          <table:table-cell table:style-name="Gnumeric-default" office:value-type="float" office:value="654">
            <text:p>65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0">
            <text:p>90</text:p>
          </table:table-cell>
          <table:table-cell table:number-columns-repeated="123" table:style-name="Gnumeric-default"/>
        </table:table-row>
        <table:table-row table:style-name="AROW-0" table:number-rows-repeated="824">
          <table:table-cell table:number-columns-repeated="128"/>
        </table:table-row>
        <table:named-expressions>
          <table:named-expression table:name="Print_Area" table:expression="of:=#REF!" table:base-cell-address="$'appearance'.$A$1"/>
          <table:named-expression table:name="Sheet_Title" table:expression="of:=&quot;appearance&quot;" table:base-cell-address="$'appearance'.$A$1"/>
        </table:named-expressions>
        <gnm:selections gnm:cursor-col="4" gnm:cursor-row="17">
          <gnm:selection gnm:start-col="4" gnm:start-row="17" gnm:end-col="4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aranc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20T21:45:49Z</dc:date>
    <meta:creation-date>2017-02-20T15:44:33Z</meta:creation-date>
    <meta:generator>gnumeric/1.12.28</meta:generator>
    <meta:initial-creator>phpMyAdmin 4.0.10.14</meta:initial-creator>
  </office:meta>
</office:document-meta>
</file>